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09_02-19-34_000.jpg</text:p>
          </table:table-cell>
          <table:table-cell table:style-name="ce19" office:value-type="string">
            <text:p>:m :PHOTO 寝た時刻 / 2021 / オナニー、未了、duration=１時間ぐらい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:PHOTO 寝た時刻 / 2021 / オナニー、未了、duration=１時間ぐらい,other=~">
            <text:p>:m :PHOTO 寝た時刻 / 2021 / オナニー、未了、duration=１時間ぐらい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09_07-36-19_000.jpg</text:p>
          </table:table-cell>
          <table:table-cell table:style-name="ce19" office:value-type="string">
            <text:p>:m 記録 / お酒：飲んだ量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09_07-36-29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09_10-31-22_000.jpg</text:p>
          </table:table-cell>
          <table:table-cell table:style-name="ce19" office:value-type="string">
            <text:p><text:s/>:m #*# RES / JVEMV6 64#古文書_id=39G2 / 『---』 著者=~,校注=~ / p.~ / w=自今～後詰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 :m #*# RES / JVEMV6 64#古文書_id=39G2 / 『---』 著者=~,校注=~ / p.~ / w=自今～後詰">
            <text:p><text:s/>:m #*# RES / JVEMV6 64#古文書_id=39G2 / 『---』 著者=~,校注=~ / p.~ / w=自今～後詰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09_10-41-04_000.jpg</text:p>
          </table:table-cell>
          <table:table-cell table:style-name="ce19" office:value-type="string">
            <text:p><text:s/>:m 東和 PHOTO / 211204sa / 鵜の木（東急多摩川線） / 鵜の木３丁目計画新築工事 / １名 / 橘設備工業㈱（藤木建設） / 日誌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 :m 東和 PHOTO / 211204sa / 鵜の木（東急多摩川線） / 鵜の木３丁目計画新築工事 / １名 / 橘設備工業㈱（藤木建設） / 日誌">
            <text:p><text:s/>:m 東和 PHOTO / 211204sa / 鵜の木（東急多摩川線） / 鵜の木３丁目計画新築工事 / １名 / 橘設備工業㈱（藤木建設） / 日誌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09_10-41-18_000.jpg</text:p>
          </table:table-cell>
          <table:table-cell table:style-name="ce19" office:value-type="string">
            <text:p><text:s/>:m 東和 PHOTO / 211206m / 二子玉川（電車）；NHK技研前（バス、東急） / 安藤様共同住宅 / ２名（中谷さん：蒲田営業所：職長、自分） / ㈲アクア（設備）（大東建託） / 日誌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東和 PHOTO / 211206m / 二子玉川（電車）；NHK技研前（バス、東急） / 安藤様共同住宅 / ２名（中谷さん：蒲田営業所：職長、自分） / ㈲アクア（設備）（大東建託） / 日誌">
            <text:p><text:s/>:m 東和 PHOTO / 211206m / 二子玉川（電車）；NHK技研前（バス、東急） / 安藤様共同住宅 / ２名（中谷さん：蒲田営業所：職長、自分） / ㈲アクア（設備）（大東建託） / 日誌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09_12-08-48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09_15-10-29_000.jpg</text:p>
          </table:table-cell>
          <table:table-cell table:style-name="ce19" office:value-type="string">
            <text:p>:m RES 1*2 / free# JVEMV6 76#_49:1 / 76. physics / w=一様収束；各点収束,topics=ルベーグ積分,other=~,s=~,i=~,doc=r-2-7~2#4.3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2 / free# JVEMV6 76#_49:1 / 76. physics / w=一様収束；各点収束,topics=ルベーグ積分,other=~,s=~,i=~,doc=r-2-7~2#4.3">
            <text:p>:m RES 1*2 / free# JVEMV6 76#_49:1 / 76. physics / w=一様収束；各点収束,topics=ルベーグ積分,other=~,s=~,i=~,doc=r-2-7~2#4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09_15-11-15_000.jpg</text:p>
          </table:table-cell>
          <table:table-cell table:style-name="ce19" office:value-type="string">
            <text:p>:m RES 2*2 / free# JVEMV6 76#_49:1 / 76. physics / w=一様収束；各点収束,topics=ルベーグ積分,other=~,s=~,i=~,doc=r-2-7~2#4.3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2*2 / free# JVEMV6 76#_49:1 / 76. physics / w=一様収束；各点収束,topics=ルベーグ積分,other=~,s=~,i=~,doc=r-2-7~2#4.3">
            <text:p>:m RES 2*2 / free# JVEMV6 76#_49:1 / 76. physics / w=一様収束；各点収束,topics=ルベーグ積分,other=~,s=~,i=~,doc=r-2-7~2#4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2-09_15-56-07_000.jpg</text:p>
          </table:table-cell>
          <table:table-cell table:style-name="ce12" office:value-type="string">
            <text:p><text:s/>:PHOTO 記録 / 文書　/ occasion=自室 / for=繕いもの：股引：下準備 / doc=~,other=~,add=~ 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PHOTO 記録 / 文書　/ occasion=自室 / for=繕いもの：股引：下準備 / doc=~,other=~,add=~ ">
            <text:p><text:s/>:PHOTO 記録 / 文書　/ occasion=自室 / for=繕いもの：股引：下準備 / doc=~,other=~,add=~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1-12-09_16-12-21_000.jpg</text:p>
          </table:table-cell>
          <table:table-cell table:style-name="ce19" office:value-type="string">
            <text:p>:m 食べた物　間食 / お菓子,other=ケーキ。お母さんがもらってきたか。「スフレ」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食べた物　間食 / お菓子,other=ケーキ。お母さんがもらってきたか。「スフレ」">
            <text:p>:m 食べた物　間食 / お菓子,other=ケーキ。お母さんがもらってきたか。「スフレ」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09_16-36-03_000.jpg</text:p>
          </table:table-cell>
          <table:table-cell table:style-name="ce19" office:value-type="string">
            <text:p><text:s/>:m #*# RES / JVEMV6 64#古文書_id=39G2 / 『---』 著者=~,校注=~ / p.~ / w=若神子～今晩当国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 :m #*# RES / JVEMV6 64#古文書_id=39G2 / 『---』 著者=~,校注=~ / p.~ / w=若神子～今晩当国">
            <text:p><text:s/>:m #*# RES / JVEMV6 64#古文書_id=39G2 / 『---』 著者=~,校注=~ / p.~ / w=若神子～今晩当国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09_19-26-22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2-09_19-26-27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1-12-09_19-26-27_001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1-12-09_19-26-51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1-12-09_19-27-17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；掲示物：「スィナイ様邸」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；掲示物：「スィナイ様邸」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 ：もう、ない；掲示物：「スィナイ様邸」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1-12-09_21-07-15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09_16-43-25_000.mp4</text:p>
          </table:table-cell>
          <table:table-cell table:style-name="ce12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-*">
            <text:p>-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09_16-44-24_000.mp4</text:p>
          </table:table-cell>
          <table:table-cell table:style-name="ce19" office:value-type="string">
            <text:p>:VIDEO / @自室 / 記録 / jap.flute / 演奏、play / R=1 / todays-melody,notes=,Re+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VIDEO / @自室 / 記録 / jap.flute / 演奏、play / R=1 / todays-melody,notes=,Re+,other=~">
            <text:p>:VIDEO / @自室 / 記録 / jap.flute / 演奏、play / R=1 / todays-melody,notes=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0">2021/12/10</text:date>, <text:time>00:19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0T00:19:05.37</dc:date>
    <dc:creator>iwabuchi ken</dc:creator>
    <meta:editing-duration>P40DT18H28M40S</meta:editing-duration>
    <meta:editing-cycles>13967</meta:editing-cycles>
    <meta:document-statistic meta:table-count="1" meta:cell-count="469" meta:object-count="0"/>
  </office:meta>
</office:document-meta>
</file>